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Utopia" svg:font-family="Utopia"/>
  </office:font-face-decls>
  <office:automatic-styles>
    <style:style style:name="P1" style:family="paragraph" style:parent-style-name="Heading_20_2">
      <style:text-properties officeooo:paragraph-rsid="001ca399"/>
    </style:style>
    <style:style style:name="P2" style:family="paragraph" style:parent-style-name="Preformatted_20_Text">
      <style:text-properties officeooo:paragraph-rsid="001ca399"/>
    </style:style>
    <style:style style:name="P3" style:family="paragraph" style:parent-style-name="Text_20_body">
      <style:text-properties officeooo:paragraph-rsid="001ca399"/>
    </style:style>
    <style:style style:name="P4" style:family="paragraph" style:parent-style-name="Preformatted_20_Text">
      <style:paragraph-properties fo:margin-left="0cm" fo:margin-right="0cm" fo:orphans="2" fo:widows="2" fo:text-indent="0cm" style:auto-text-indent="false"/>
      <style:text-properties fo:font-variant="normal" fo:text-transform="none" fo:color="#000000" loext:opacity="100%" style:font-name="Liberation Mono" fo:font-size="9pt" fo:letter-spacing="normal" fo:font-style="normal" fo:font-weight="normal" officeooo:rsid="00f84fff" officeooo:paragraph-rsid="001ca399" style:font-size-asian="9pt" style:font-style-asian="normal" style:font-size-complex="9pt" style:font-style-complex="normal"/>
    </style:style>
    <style:style style:name="P5"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Mono" fo:font-size="9pt" fo:letter-spacing="normal" fo:font-style="normal" fo:font-weight="normal" officeooo:paragraph-rsid="001ca399" style:font-size-asian="9pt" style:font-style-asian="normal" style:font-size-complex="9pt" style:font-style-complex="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Mono" fo:font-size="10pt" fo:letter-spacing="normal" fo:font-style="normal" fo:font-weight="normal" officeooo:rsid="00f372c1" officeooo:paragraph-rsid="001ca399" style:font-name-asian="Liberation Mono" style:font-size-asian="10pt" style:font-style-asian="normal" style:font-name-complex="Liberation Mono" style:font-size-complex="10pt" style:font-style-complex="normal"/>
    </style:style>
    <style:style style:name="P7" style:family="paragraph" style:parent-style-name="Preformatted_20_Text">
      <style:paragraph-properties fo:margin-left="0cm" fo:margin-right="0cm" fo:orphans="2" fo:widows="2" fo:text-indent="0cm" style:auto-text-indent="false"/>
      <style:text-properties officeooo:paragraph-rsid="001ca399"/>
    </style:style>
    <style:style style:name="P8" style:family="paragraph" style:parent-style-name="Text_20_body">
      <style:paragraph-properties fo:margin-left="0cm" fo:margin-right="0cm" fo:orphans="2" fo:widows="2" fo:text-indent="0cm" style:auto-text-indent="false"/>
      <style:text-properties officeooo:paragraph-rsid="001ca399"/>
    </style:style>
    <style:style style:name="P9" style:family="paragraph" style:parent-style-name="Text_20_body">
      <style:text-properties style:font-name="Liberation Sans" fo:font-size="9pt"/>
    </style:style>
    <style:style style:name="P10" style:family="paragraph" style:parent-style-name="Text_20_body">
      <style:text-properties officeooo:paragraph-rsid="0026bd6a"/>
    </style:style>
    <style:style style:name="P11" style:family="paragraph" style:parent-style-name="Text_20_body">
      <style:text-properties officeooo:paragraph-rsid="0029d2a0"/>
    </style:style>
    <style:style style:name="P12" style:family="paragraph" style:parent-style-name="Text_20_body">
      <style:text-properties officeooo:paragraph-rsid="002cb39d"/>
    </style:style>
    <style:style style:name="T1" style:family="text">
      <style:text-properties fo:font-variant="normal" fo:text-transform="none" fo:color="#000000" loext:opacity="100%" style:font-name="Liberation Sans" fo:font-size="11pt" fo:letter-spacing="normal" fo:font-style="normal" fo:font-weight="normal" officeooo:rsid="0059e38d" style:font-name-asian="Liberation Mono" style:font-size-asian="9.60000038146973pt" style:font-name-complex="Liberation Mono" style:font-size-complex="11pt"/>
    </style:style>
    <style:style style:name="T2" style:family="text">
      <style:text-properties fo:font-variant="normal" fo:text-transform="none" fo:color="#000000" loext:opacity="100%" style:font-name="Liberation Sans" fo:font-size="11pt" fo:letter-spacing="normal" fo:font-style="normal" fo:font-weight="normal" officeooo:rsid="00652ace" style:font-name-asian="Liberation Mono" style:font-size-asian="9.60000038146973pt" style:font-name-complex="Liberation Mono" style:font-size-complex="11pt"/>
    </style:style>
    <style:style style:name="T3" style:family="text">
      <style:text-properties fo:font-variant="normal" fo:text-transform="none" fo:color="#000000" loext:opacity="100%" style:font-name="Liberation Sans" fo:font-size="11pt" fo:letter-spacing="normal" fo:font-style="normal" fo:font-weight="normal" officeooo:rsid="005bb17b" style:font-name-asian="Liberation Mono" style:font-size-asian="9.60000038146973pt" style:font-name-complex="Liberation Mono" style:font-size-complex="11pt"/>
    </style:style>
    <style:style style:name="T4" style:family="text">
      <style:text-properties fo:font-variant="normal" fo:text-transform="none" fo:color="#000000" loext:opacity="100%" style:font-name="Liberation Sans" fo:font-size="11pt" fo:letter-spacing="normal" fo:font-style="normal" fo:font-weight="normal" officeooo:rsid="0061175b" style:font-name-asian="Liberation Mono" style:font-size-asian="9.60000038146973pt" style:font-name-complex="Liberation Mono" style:font-size-complex="11pt"/>
    </style:style>
    <style:style style:name="T5" style:family="text">
      <style:text-properties fo:font-variant="normal" fo:text-transform="none" fo:color="#000000" loext:opacity="100%" style:font-name="Liberation Sans" fo:font-size="11pt" fo:letter-spacing="normal" fo:font-style="normal" fo:font-weight="normal" officeooo:rsid="019446a6" style:font-name-asian="Liberation Mono" style:font-size-asian="9.60000038146973pt" style:font-name-complex="Liberation Mono" style:font-size-complex="11pt"/>
    </style:style>
    <style:style style:name="T6" style:family="text">
      <style:text-properties fo:font-variant="normal" fo:text-transform="none" fo:color="#000000" loext:opacity="100%" style:font-name="Liberation Sans" fo:font-size="11pt" fo:letter-spacing="normal" fo:font-style="normal" fo:font-weight="normal" officeooo:rsid="005251ee" style:font-name-asian="Liberation Mono" style:font-size-asian="9.60000038146973pt" style:font-name-complex="Liberation Mono" style:font-size-complex="11pt"/>
    </style:style>
    <style:style style:name="T7" style:family="text">
      <style:text-properties fo:font-variant="normal" fo:text-transform="none" fo:color="#000000" loext:opacity="100%" style:font-name="Liberation Sans" fo:font-size="11pt" fo:letter-spacing="normal" fo:font-style="normal" fo:font-weight="normal" officeooo:rsid="0053fce2" style:font-name-asian="Liberation Mono" style:font-size-asian="9.60000038146973pt" style:font-name-complex="Liberation Mono" style:font-size-complex="11pt"/>
    </style:style>
    <style:style style:name="T8" style:family="text">
      <style:text-properties fo:font-variant="normal" fo:text-transform="none" fo:color="#000000" loext:opacity="100%" style:font-name="Liberation Sans" fo:font-size="11pt" fo:letter-spacing="normal" fo:font-style="normal" fo:font-weight="normal" officeooo:rsid="01bf1fe6" style:font-name-asian="Liberation Mono" style:font-size-asian="9.60000038146973pt" style:font-name-complex="Liberation Mono" style:font-size-complex="11pt"/>
    </style:style>
    <style:style style:name="T9" style:family="text">
      <style:text-properties fo:font-variant="normal" fo:text-transform="none" fo:color="#000000" loext:opacity="100%" style:font-name="Liberation Sans" fo:font-size="11pt" fo:letter-spacing="normal" fo:font-style="normal" fo:font-weight="normal" officeooo:rsid="00693fe4" style:font-name-asian="Liberation Mono" style:font-size-asian="9.60000038146973pt" style:font-name-complex="Liberation Mono" style:font-size-complex="11pt"/>
    </style:style>
    <style:style style:name="T10" style:family="text">
      <style:text-properties fo:font-variant="normal" fo:text-transform="none" fo:color="#000000" loext:opacity="100%" style:font-name="Liberation Sans" fo:font-size="11pt" fo:letter-spacing="normal" fo:font-style="normal" fo:font-weight="normal" officeooo:rsid="01a3d1a7" style:font-name-asian="Liberation Mono" style:font-size-asian="9.60000038146973pt" style:font-name-complex="Liberation Mono" style:font-size-complex="11pt"/>
    </style:style>
    <style:style style:name="T11" style:family="text">
      <style:text-properties fo:font-variant="normal" fo:text-transform="none" fo:color="#000000" loext:opacity="100%" style:font-name="Liberation Sans" fo:font-size="11pt" fo:letter-spacing="normal" fo:font-style="normal" fo:font-weight="normal" officeooo:rsid="00635a56" style:font-name-asian="Liberation Mono" style:font-size-asian="9.60000038146973pt" style:font-name-complex="Liberation Mono" style:font-size-complex="11pt"/>
    </style:style>
    <style:style style:name="T12" style:family="text">
      <style:text-properties fo:font-variant="normal" fo:text-transform="none" fo:color="#000000" loext:opacity="100%" style:font-name="Liberation Sans" fo:font-size="11pt" fo:letter-spacing="normal" fo:font-style="normal" fo:font-weight="normal" officeooo:rsid="0195275e" style:font-name-asian="Liberation Mono" style:font-size-asian="9.60000038146973pt" style:font-name-complex="Liberation Mono" style:font-size-complex="11pt"/>
    </style:style>
    <style:style style:name="T13" style:family="text">
      <style:text-properties fo:font-variant="normal" fo:text-transform="none" fo:color="#000000" loext:opacity="100%" style:font-name="Liberation Sans" fo:font-size="11pt" fo:letter-spacing="normal" fo:font-style="normal" fo:font-weight="normal" officeooo:rsid="0029222c" style:font-name-asian="Liberation Mono" style:font-size-asian="9.60000038146973pt" style:font-name-complex="Liberation Mono" style:font-size-complex="11pt"/>
    </style:style>
    <style:style style:name="T14" style:family="text">
      <style:text-properties fo:font-variant="normal" fo:text-transform="none" fo:color="#000000" loext:opacity="100%" style:font-name="Liberation Sans" fo:font-size="11pt" fo:letter-spacing="normal" fo:font-style="normal" fo:font-weight="normal" officeooo:rsid="0196f4f8" style:font-name-asian="Liberation Mono" style:font-size-asian="9.60000038146973pt" style:font-name-complex="Liberation Mono" style:font-size-complex="11pt"/>
    </style:style>
    <style:style style:name="T15" style:family="text">
      <style:text-properties fo:font-variant="normal" fo:text-transform="none" fo:color="#000000" loext:opacity="100%" style:font-name="Liberation Sans" fo:font-size="11pt" fo:letter-spacing="normal" fo:font-style="normal" fo:font-weight="normal" officeooo:rsid="01ad9418" style:font-name-asian="Liberation Mono" style:font-size-asian="9.60000038146973pt" style:font-name-complex="Liberation Mono" style:font-size-complex="11pt"/>
    </style:style>
    <style:style style:name="T16" style:family="text">
      <style:text-properties fo:font-variant="normal" fo:text-transform="none" fo:color="#000000" loext:opacity="100%" style:font-name="Liberation Sans" fo:font-size="11pt" fo:letter-spacing="normal" fo:font-style="normal" fo:font-weight="normal" officeooo:rsid="019a18d9" style:font-name-asian="Liberation Mono" style:font-size-asian="9.60000038146973pt" style:font-name-complex="Liberation Mono" style:font-size-complex="11pt"/>
    </style:style>
    <style:style style:name="T17" style:family="text">
      <style:text-properties fo:font-variant="normal" fo:text-transform="none" fo:color="#000000" loext:opacity="100%" style:font-name="Liberation Sans" fo:font-size="11pt" fo:letter-spacing="normal" fo:font-style="normal" fo:font-weight="normal" officeooo:rsid="0036bc35" style:font-name-asian="Liberation Mono" style:font-size-asian="9.60000038146973pt" style:font-name-complex="Liberation Mono" style:font-size-complex="11pt"/>
    </style:style>
    <style:style style:name="T18" style:family="text">
      <style:text-properties fo:font-variant="normal" fo:text-transform="none" fo:color="#000000" loext:opacity="100%" style:font-name="Liberation Sans" fo:font-size="11pt" fo:letter-spacing="normal" fo:font-style="normal" fo:font-weight="normal" officeooo:rsid="01972114" style:font-name-asian="Liberation Mono" style:font-size-asian="9.60000038146973pt" style:font-name-complex="Liberation Mono" style:font-size-complex="11pt"/>
    </style:style>
    <style:style style:name="T19" style:family="text">
      <style:text-properties fo:font-variant="normal" fo:text-transform="none" fo:color="#000000" loext:opacity="100%" style:font-name="Liberation Sans" fo:font-size="11pt" fo:letter-spacing="normal" fo:font-style="normal" fo:font-weight="normal" officeooo:rsid="019a6591" style:font-name-asian="Liberation Mono" style:font-size-asian="9.60000038146973pt" style:font-name-complex="Liberation Mono" style:font-size-complex="11pt"/>
    </style:style>
    <style:style style:name="T20" style:family="text">
      <style:text-properties fo:font-variant="normal" fo:text-transform="none" fo:color="#000000" loext:opacity="100%" style:font-name="Liberation Sans" fo:font-size="11pt" fo:letter-spacing="normal" fo:font-style="normal" fo:font-weight="normal" officeooo:rsid="0061fd8e" style:font-name-asian="Liberation Mono" style:font-size-asian="9.60000038146973pt" style:font-name-complex="Liberation Mono" style:font-size-complex="11pt"/>
    </style:style>
    <style:style style:name="T21" style:family="text">
      <style:text-properties fo:font-variant="normal" fo:text-transform="none" fo:color="#000000" loext:opacity="100%" style:font-name="Liberation Sans" fo:font-size="11pt" fo:letter-spacing="normal" fo:font-style="normal" fo:font-weight="normal" officeooo:rsid="019cc2c3" style:font-name-asian="Liberation Mono" style:font-size-asian="9.60000038146973pt" style:font-name-complex="Liberation Mono" style:font-size-complex="11pt"/>
    </style:style>
    <style:style style:name="T22" style:family="text">
      <style:text-properties fo:font-variant="normal" fo:text-transform="none" fo:color="#000000" loext:opacity="100%" style:font-name="Liberation Sans" fo:font-size="11pt" fo:letter-spacing="normal" fo:font-style="normal" fo:font-weight="normal" officeooo:rsid="0390b52a" style:font-name-asian="Liberation Mono" style:font-size-asian="9.60000038146973pt" style:font-name-complex="Liberation Mono" style:font-size-complex="11pt"/>
    </style:style>
    <style:style style:name="T23" style:family="text">
      <style:text-properties fo:font-variant="normal" fo:text-transform="none" fo:color="#000000" loext:opacity="100%" style:font-name="Liberation Sans" fo:font-size="11pt" fo:letter-spacing="normal" fo:font-style="normal" fo:font-weight="normal" officeooo:rsid="019e3745" style:font-name-asian="Liberation Mono" style:font-size-asian="9.60000038146973pt" style:font-name-complex="Liberation Mono" style:font-size-complex="11pt"/>
    </style:style>
    <style:style style:name="T24" style:family="text">
      <style:text-properties fo:font-variant="normal" fo:text-transform="none" fo:color="#000000" loext:opacity="100%" style:font-name="Liberation Sans" fo:font-size="11pt" fo:letter-spacing="normal" fo:font-style="normal" fo:font-weight="normal" officeooo:rsid="01a9214a" style:font-name-asian="Liberation Mono" style:font-size-asian="9.60000038146973pt" style:font-name-complex="Liberation Mono" style:font-size-complex="11pt"/>
    </style:style>
    <style:style style:name="T25" style:family="text">
      <style:text-properties fo:font-variant="normal" fo:text-transform="none" fo:color="#000000" loext:opacity="100%" style:font-name="Liberation Sans" fo:font-size="11pt" fo:letter-spacing="normal" fo:font-style="normal" fo:font-weight="normal" officeooo:rsid="002aceda" style:font-name-asian="Liberation Mono" style:font-size-asian="9.60000038146973pt" style:font-name-complex="Liberation Mono" style:font-size-complex="11pt"/>
    </style:style>
    <style:style style:name="T26" style:family="text">
      <style:text-properties fo:font-variant="normal" fo:text-transform="none" fo:color="#000000" loext:opacity="100%" style:font-name="Liberation Sans" fo:font-size="11pt" fo:letter-spacing="normal" fo:font-style="normal" fo:font-weight="normal" officeooo:rsid="01a00416" style:font-name-asian="Liberation Mono" style:font-size-asian="9.60000038146973pt" style:font-name-complex="Liberation Mono" style:font-size-complex="11pt"/>
    </style:style>
    <style:style style:name="T27" style:family="text">
      <style:text-properties fo:font-variant="normal" fo:text-transform="none" fo:color="#000000" loext:opacity="100%" style:font-name="Liberation Sans" fo:font-size="11pt" fo:letter-spacing="normal" fo:font-style="normal" fo:font-weight="normal" officeooo:rsid="01af7b9f" style:font-name-asian="Liberation Mono" style:font-size-asian="9.60000038146973pt" style:font-name-complex="Liberation Mono" style:font-size-complex="11pt"/>
    </style:style>
    <style:style style:name="T28" style:family="text">
      <style:text-properties fo:font-variant="normal" fo:text-transform="none" fo:color="#000000" loext:opacity="100%" style:font-name="Liberation Sans" fo:font-size="11pt" fo:letter-spacing="normal" fo:font-style="normal" fo:font-weight="normal" officeooo:rsid="01a47cd5" style:font-name-asian="Liberation Mono" style:font-size-asian="9.60000038146973pt" style:font-name-complex="Liberation Mono" style:font-size-complex="11pt"/>
    </style:style>
    <style:style style:name="T29" style:family="text">
      <style:text-properties fo:font-variant="normal" fo:text-transform="none" fo:color="#000000" loext:opacity="100%" style:font-name="Liberation Sans" fo:font-size="11pt" fo:letter-spacing="normal" fo:font-style="normal" fo:font-weight="normal" officeooo:rsid="01a0477b" style:font-name-asian="Liberation Mono" style:font-size-asian="9.60000038146973pt" style:font-name-complex="Liberation Mono" style:font-size-complex="11pt"/>
    </style:style>
    <style:style style:name="T30" style:family="text">
      <style:text-properties fo:font-variant="normal" fo:text-transform="none" fo:color="#000000" loext:opacity="100%" style:font-name="Liberation Sans" fo:font-size="11pt" fo:letter-spacing="normal" fo:font-style="normal" fo:font-weight="normal" officeooo:rsid="01a2f554" style:font-name-asian="Liberation Mono" style:font-size-asian="9.60000038146973pt" style:font-name-complex="Liberation Mono" style:font-size-complex="11pt"/>
    </style:style>
    <style:style style:name="T31" style:family="text">
      <style:text-properties fo:font-variant="normal" fo:text-transform="none" fo:color="#000000" loext:opacity="100%" style:font-name="Liberation Sans" fo:font-size="11pt" fo:letter-spacing="normal" fo:font-style="normal" fo:font-weight="normal" officeooo:rsid="004d0919" style:font-name-asian="Liberation Mono" style:font-size-asian="9.60000038146973pt" style:font-name-complex="Liberation Mono" style:font-size-complex="11pt"/>
    </style:style>
    <style:style style:name="T32" style:family="text">
      <style:text-properties fo:font-variant="normal" fo:text-transform="none" fo:color="#000000" loext:opacity="100%" style:font-name="Liberation Sans" fo:font-size="11pt" fo:letter-spacing="normal" fo:font-style="normal" fo:font-weight="normal" officeooo:rsid="004d2e63" style:font-name-asian="Liberation Mono" style:font-size-asian="9.60000038146973pt" style:font-name-complex="Liberation Mono" style:font-size-complex="11pt"/>
    </style:style>
    <style:style style:name="T33" style:family="text">
      <style:text-properties fo:font-variant="normal" fo:text-transform="none" fo:color="#000000" loext:opacity="100%" style:font-name="Liberation Sans" fo:font-size="11pt" fo:letter-spacing="normal" fo:font-style="normal" fo:font-weight="normal" officeooo:rsid="0055c663" style:font-name-asian="Liberation Mono" style:font-size-asian="9.60000038146973pt" style:font-name-complex="Liberation Mono" style:font-size-complex="11pt"/>
    </style:style>
    <style:style style:name="T34" style:family="text">
      <style:text-properties fo:font-variant="normal" fo:text-transform="none" fo:color="#000000" loext:opacity="100%" style:font-name="Liberation Sans" fo:font-size="11pt" fo:letter-spacing="normal" fo:font-style="normal" fo:font-weight="normal" officeooo:rsid="006988cd" style:font-name-asian="Liberation Mono" style:font-size-asian="9.60000038146973pt" style:font-name-complex="Liberation Mono" style:font-size-complex="11pt"/>
    </style:style>
    <style:style style:name="T35" style:family="text">
      <style:text-properties fo:font-variant="normal" fo:text-transform="none" fo:color="#000000" loext:opacity="100%" style:font-name="Liberation Sans" fo:font-size="11pt" fo:letter-spacing="normal" fo:font-style="normal" fo:font-weight="normal" officeooo:rsid="006a6e07" style:font-name-asian="Liberation Mono" style:font-size-asian="9.60000038146973pt" style:font-name-complex="Liberation Mono" style:font-size-complex="11pt"/>
    </style:style>
    <style:style style:name="T36" style:family="text">
      <style:text-properties fo:font-variant="normal" fo:text-transform="none" fo:color="#000000" loext:opacity="100%" style:font-name="Liberation Sans" fo:font-size="11pt" fo:letter-spacing="normal" fo:font-style="normal" fo:font-weight="normal" officeooo:rsid="002157f2" style:font-name-asian="Liberation Mono" style:font-size-asian="9.60000038146973pt" style:font-name-complex="Liberation Mono" style:font-size-complex="11pt"/>
    </style:style>
    <style:style style:name="T37" style:family="text">
      <style:text-properties fo:font-variant="normal" fo:text-transform="none" fo:color="#000000" loext:opacity="100%" style:font-name="Liberation Sans" fo:font-size="11pt" fo:letter-spacing="normal" fo:font-style="normal" fo:font-weight="normal" officeooo:rsid="0022eda0" style:font-name-asian="Liberation Mono" style:font-size-asian="9.60000038146973pt" style:font-name-complex="Liberation Mono" style:font-size-complex="11pt"/>
    </style:style>
    <style:style style:name="T38" style:family="text">
      <style:text-properties fo:font-variant="normal" fo:text-transform="none" fo:color="#000000" loext:opacity="100%" style:font-name="Liberation Sans" fo:font-size="11pt" fo:letter-spacing="normal" fo:font-style="normal" fo:font-weight="normal" officeooo:rsid="0024c573" style:font-name-asian="Liberation Mono" style:font-size-asian="9.60000038146973pt" style:font-name-complex="Liberation Mono" style:font-size-complex="11pt"/>
    </style:style>
    <style:style style:name="T39" style:family="text">
      <style:text-properties fo:font-variant="normal" fo:text-transform="none" fo:color="#000000" loext:opacity="100%" style:font-name="Liberation Sans" fo:font-size="11pt" fo:letter-spacing="normal" fo:font-style="normal" fo:font-weight="normal" officeooo:rsid="0026bd6a" style:font-name-asian="Liberation Mono" style:font-size-asian="9.60000038146973pt" style:font-name-complex="Liberation Mono" style:font-size-complex="11pt"/>
    </style:style>
    <style:style style:name="T40" style:family="text">
      <style:text-properties fo:font-variant="normal" fo:text-transform="none" fo:color="#000000" loext:opacity="100%" style:font-name="Liberation Sans" fo:font-size="11pt" fo:letter-spacing="normal" fo:font-style="normal" fo:font-weight="normal" officeooo:rsid="002ae697" style:font-name-asian="Liberation Mono" style:font-size-asian="9.60000038146973pt" style:font-name-complex="Liberation Mono" style:font-size-complex="11pt"/>
    </style:style>
    <style:style style:name="T41" style:family="text">
      <style:text-properties fo:font-variant="normal" fo:text-transform="none" fo:color="#000000" loext:opacity="100%" style:font-name="Liberation Sans" fo:font-size="11pt" fo:letter-spacing="normal" fo:font-style="normal" fo:font-weight="normal" officeooo:rsid="00523c58" style:font-name-asian="Liberation Mono" style:font-size-asian="11pt" style:font-weight-asian="bold" style:font-name-complex="Liberation Mono" style:font-size-complex="11pt" style:font-weight-complex="bold"/>
    </style:style>
    <style:style style:name="T42" style:family="text">
      <style:text-properties fo:font-variant="normal" fo:text-transform="none" fo:color="#000000" loext:opacity="100%" style:font-name="Liberation Sans" fo:font-size="11pt" fo:letter-spacing="normal" fo:font-style="normal" fo:font-weight="normal" officeooo:rsid="004ffb9a" style:font-name-asian="Liberation Mono" style:font-size-asian="11pt" style:font-weight-asian="bold" style:font-name-complex="Liberation Mono" style:font-size-complex="11pt" style:font-weight-complex="bold"/>
    </style:style>
    <style:style style:name="T43" style:family="text">
      <style:text-properties fo:font-variant="normal" fo:text-transform="none" fo:color="#000000" loext:opacity="100%" style:font-name="Liberation Sans" fo:font-size="11pt" fo:letter-spacing="normal" fo:font-style="normal" fo:font-weight="normal" officeooo:rsid="004d9c99" style:font-name-asian="Liberation Mono" style:font-size-asian="11pt" style:font-weight-asian="bold" style:font-name-complex="Liberation Mono" style:font-size-complex="11pt" style:font-weight-complex="bold"/>
    </style:style>
    <style:style style:name="T44" style:family="text">
      <style:text-properties fo:font-variant="normal" fo:text-transform="none" fo:color="#000000" loext:opacity="100%" style:font-name="Liberation Sans" fo:font-size="11pt" fo:letter-spacing="normal" fo:font-style="normal" fo:font-weight="normal" officeooo:rsid="006c20c5" style:font-name-asian="Liberation Mono" style:font-size-asian="11pt" style:font-weight-asian="bold" style:font-name-complex="Liberation Mono" style:font-size-complex="11pt" style:font-weight-complex="bold"/>
    </style:style>
    <style:style style:name="T45" style:family="text">
      <style:text-properties fo:font-variant="normal" fo:text-transform="none" fo:color="#000000" loext:opacity="100%" style:font-name="Liberation Sans" fo:font-size="11pt" fo:letter-spacing="normal" fo:font-style="normal" fo:font-weight="normal" officeooo:rsid="005251ee" style:font-name-asian="Liberation Mono" style:font-size-asian="11pt" style:font-weight-asian="bold" style:font-name-complex="Liberation Mono" style:font-size-complex="11pt" style:font-weight-complex="bold"/>
    </style:style>
    <style:style style:name="T46" style:family="text">
      <style:text-properties fo:font-variant="normal" fo:text-transform="none" fo:color="#000000" loext:opacity="100%" style:font-name="Liberation Sans" fo:font-size="11pt" fo:letter-spacing="normal" fo:font-style="normal" fo:font-weight="normal" officeooo:rsid="0020315f" style:font-name-asian="Liberation Mono" style:font-size-asian="11pt" style:font-weight-asian="bold" style:font-name-complex="Liberation Mono" style:font-size-complex="11pt" style:font-weight-complex="bold"/>
    </style:style>
    <style:style style:name="T47" style:family="text">
      <style:text-properties fo:font-variant="normal" fo:text-transform="none" fo:color="#000000" loext:opacity="100%" style:font-name="Liberation Sans" fo:font-size="11pt" fo:letter-spacing="normal" fo:font-style="normal" fo:font-weight="normal" officeooo:rsid="002157f2" style:font-name-asian="Liberation Mono" style:font-size-asian="11pt" style:font-weight-asian="bold" style:font-name-complex="Liberation Mono" style:font-size-complex="11pt" style:font-weight-complex="bold"/>
    </style:style>
    <style:style style:name="T48" style:family="text">
      <style:text-properties fo:font-variant="normal" fo:text-transform="none" fo:color="#000000" loext:opacity="100%" style:font-name="Liberation Sans" fo:font-size="11pt" fo:letter-spacing="normal" fo:font-style="normal" fo:font-weight="normal" officeooo:rsid="0022eda0" style:font-name-asian="Liberation Mono" style:font-size-asian="11pt" style:font-weight-asian="bold" style:font-name-complex="Liberation Mono" style:font-size-complex="11pt" style:font-weight-complex="bold"/>
    </style:style>
    <style:style style:name="T49" style:family="text">
      <style:text-properties fo:font-variant="normal" fo:text-transform="none" fo:color="#000000" loext:opacity="100%" style:font-name="Liberation Sans" fo:font-size="11pt" fo:letter-spacing="normal" fo:font-style="normal" fo:font-weight="normal" officeooo:rsid="00284741" style:font-name-asian="Liberation Mono" style:font-size-asian="11pt" style:font-weight-asian="bold" style:font-name-complex="Liberation Mono" style:font-size-complex="11pt" style:font-weight-complex="bold"/>
    </style:style>
    <style:style style:name="T50" style:family="text">
      <style:text-properties fo:font-variant="normal" fo:text-transform="none" fo:color="#000000" loext:opacity="100%" style:font-name="Liberation Sans" fo:font-size="11pt" fo:letter-spacing="normal" fo:font-style="normal" fo:font-weight="normal" officeooo:rsid="002ae697" style:font-name-asian="Liberation Mono" style:font-size-asian="11pt" style:font-weight-asian="bold" style:font-name-complex="Liberation Mono" style:font-size-complex="11pt" style:font-weight-complex="bold"/>
    </style:style>
    <style:style style:name="T51" style:family="text">
      <style:text-properties fo:font-variant="normal" fo:text-transform="none" fo:color="#000000" loext:opacity="100%" style:font-name="Liberation Sans" fo:font-size="11pt" fo:letter-spacing="normal" fo:font-style="normal" fo:font-weight="normal" officeooo:rsid="0061fd8e" style:font-name-asian="Liberation Mono" style:font-size-asian="11pt" style:font-name-complex="Liberation Mono" style:font-size-complex="11pt"/>
    </style:style>
    <style:style style:name="T52" style:family="text">
      <style:text-properties fo:font-variant="normal" fo:text-transform="none" fo:color="#000000" loext:opacity="100%" style:font-name="Liberation Sans" fo:font-size="11pt" fo:letter-spacing="normal" fo:font-style="normal" fo:font-weight="normal" officeooo:rsid="009b8b5f" style:font-name-asian="Liberation Mono" style:font-size-asian="11pt" style:font-name-complex="Liberation Mono" style:font-size-complex="11pt"/>
    </style:style>
    <style:style style:name="T53" style:family="text">
      <style:text-properties fo:font-variant="normal" fo:text-transform="none" fo:color="#000000" loext:opacity="100%" style:font-name="Liberation Sans" fo:font-size="11pt" fo:letter-spacing="normal" fo:font-style="normal" fo:font-weight="normal" officeooo:rsid="00a1c587" style:font-name-asian="Liberation Mono" style:font-size-asian="11pt" style:font-name-complex="Liberation Mono" style:font-size-complex="11pt"/>
    </style:style>
    <style:style style:name="T54" style:family="text">
      <style:text-properties fo:font-variant="normal" fo:text-transform="none" fo:color="#000000" loext:opacity="100%" style:font-name="Liberation Sans" fo:font-size="11pt" fo:letter-spacing="normal" fo:font-style="normal" fo:font-weight="normal" officeooo:rsid="00693fe4" style:font-name-asian="Liberation Mono" style:font-size-asian="11pt" style:font-name-complex="Liberation Mono" style:font-size-complex="11pt"/>
    </style:style>
    <style:style style:name="T55" style:family="text">
      <style:text-properties fo:font-variant="normal" fo:text-transform="none" fo:color="#000000" loext:opacity="100%" style:font-name="Liberation Sans" fo:font-size="11pt" fo:letter-spacing="normal" fo:font-style="normal" fo:font-weight="normal" officeooo:rsid="00696b70" style:font-name-asian="Liberation Mono" style:font-size-asian="11pt" style:font-name-complex="Liberation Mono" style:font-size-complex="11pt"/>
    </style:style>
    <style:style style:name="T56" style:family="text">
      <style:text-properties fo:font-variant="normal" fo:text-transform="none" fo:color="#000000" loext:opacity="100%" style:font-name="Liberation Sans" fo:font-size="11pt" fo:letter-spacing="normal" fo:font-style="normal" fo:font-weight="normal" officeooo:rsid="019446a6" style:font-size-asian="9.60000038146973pt" style:font-size-complex="11pt"/>
    </style:style>
    <style:style style:name="T57" style:family="text">
      <style:text-properties fo:font-variant="normal" fo:text-transform="none" fo:color="#000000" loext:opacity="100%" style:font-name="Liberation Sans" fo:font-size="11pt" fo:letter-spacing="normal" fo:font-style="normal" fo:font-weight="normal" officeooo:rsid="005251ee" style:font-size-asian="9.60000038146973pt" style:font-size-complex="11pt"/>
    </style:style>
    <style:style style:name="T58" style:family="text">
      <style:text-properties fo:font-variant="normal" fo:text-transform="none" fo:color="#000000" loext:opacity="100%" style:font-name="Liberation Sans" fo:font-size="11pt" fo:letter-spacing="normal" fo:font-style="normal" fo:font-weight="normal" officeooo:rsid="0059e38d" style:font-size-asian="9.60000038146973pt" style:font-size-complex="11pt"/>
    </style:style>
    <style:style style:name="T59" style:family="text">
      <style:text-properties fo:font-variant="normal" fo:text-transform="none" fo:color="#000000" loext:opacity="100%" style:font-name="Liberation Sans" fo:font-size="11pt" fo:letter-spacing="normal" fo:font-style="normal" fo:font-weight="normal" officeooo:rsid="0390b481" style:font-size-asian="9.60000038146973pt" style:font-size-complex="11pt"/>
    </style:style>
    <style:style style:name="T60" style:family="text">
      <style:text-properties fo:font-variant="normal" fo:text-transform="none" fo:color="#000000" loext:opacity="100%" style:font-name="Liberation Sans" fo:font-size="11pt" fo:letter-spacing="normal" fo:font-style="normal" fo:font-weight="normal" officeooo:rsid="0195275e" style:font-size-asian="9.60000038146973pt" style:font-size-complex="11pt"/>
    </style:style>
    <style:style style:name="T61" style:family="text">
      <style:text-properties fo:font-variant="normal" fo:text-transform="none" fo:color="#000000" loext:opacity="100%" style:font-name="Liberation Sans" fo:font-size="11pt" fo:letter-spacing="normal" fo:font-style="normal" fo:font-weight="normal" officeooo:rsid="01bf1fe6" style:font-size-asian="9.60000038146973pt" style:font-size-complex="11pt"/>
    </style:style>
    <style:style style:name="T62" style:family="text">
      <style:text-properties fo:font-variant="normal" fo:text-transform="none" fo:color="#000000" loext:opacity="100%" style:font-name="Liberation Sans" fo:font-size="11pt" fo:letter-spacing="normal" fo:font-style="normal" fo:font-weight="normal" officeooo:rsid="00693fe4" style:font-size-asian="9.60000038146973pt" style:font-size-complex="11pt"/>
    </style:style>
    <style:style style:name="T63" style:family="text">
      <style:text-properties fo:font-variant="normal" fo:text-transform="none" fo:color="#000000" loext:opacity="100%" style:font-name="Liberation Sans" fo:font-size="11pt" fo:letter-spacing="normal" fo:font-style="normal" fo:font-weight="normal" officeooo:rsid="00496df8" style:font-size-asian="9.60000038146973pt" style:font-size-complex="11pt"/>
    </style:style>
    <style:style style:name="T64" style:family="text">
      <style:text-properties fo:font-variant="normal" fo:text-transform="none" fo:color="#000000" loext:opacity="100%" style:font-name="Liberation Sans" fo:font-size="11pt" fo:letter-spacing="normal" fo:font-style="normal" fo:font-weight="normal" officeooo:rsid="01a3d1a7" style:font-size-asian="9.60000038146973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1ad9418" style:font-size-asian="9.60000038146973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635a56" style:font-size-asian="9.60000038146973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2157f2" style:font-size-asian="9.60000038146973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22eda0" style:font-size-asian="9.60000038146973pt" style:font-size-complex="11pt"/>
    </style:style>
    <style:style style:name="T69" style:family="text">
      <style:text-properties fo:font-variant="normal" fo:text-transform="none" fo:color="#000000" loext:opacity="100%" style:font-name="Liberation Sans" fo:font-size="11pt" fo:letter-spacing="normal" fo:font-style="normal" fo:font-weight="normal" officeooo:rsid="0024c573" style:font-size-asian="9.60000038146973pt" style:font-size-complex="11pt"/>
    </style:style>
    <style:style style:name="T70" style:family="text">
      <style:text-properties fo:font-variant="normal" fo:text-transform="none" fo:color="#000000" loext:opacity="100%" style:font-name="Liberation Sans" fo:font-size="11pt" fo:letter-spacing="normal" fo:font-style="normal" fo:font-weight="normal" officeooo:rsid="0026bd6a" style:font-size-asian="9.60000038146973pt" style:font-size-complex="11pt"/>
    </style:style>
    <style:style style:name="T71" style:family="text">
      <style:text-properties fo:font-variant="normal" fo:text-transform="none" fo:color="#000000" loext:opacity="100%" style:font-name="Liberation Sans" fo:font-size="11pt" fo:letter-spacing="normal" fo:font-style="normal" fo:font-weight="normal" officeooo:rsid="005251ee" style:font-size-asian="11pt" style:font-size-complex="11pt"/>
    </style:style>
    <style:style style:name="T72" style:family="text">
      <style:text-properties fo:font-variant="normal" fo:text-transform="none" fo:color="#000000" loext:opacity="100%" style:font-name="Liberation Sans" fo:font-size="11pt" fo:letter-spacing="normal" fo:font-style="normal" fo:font-weight="normal" officeooo:rsid="002157f2" style:font-size-asian="11pt" style:font-size-complex="11pt"/>
    </style:style>
    <style:style style:name="T73" style:family="text">
      <style:text-properties fo:font-variant="normal" fo:text-transform="none" fo:color="#000000" loext:opacity="100%" style:font-name="Liberation Sans" fo:font-size="13pt" fo:letter-spacing="normal" fo:font-style="normal" fo:font-weight="normal" officeooo:rsid="03b63348" style:font-size-asian="13pt" style:font-size-complex="13pt"/>
    </style:style>
    <style:style style:name="T74" style:family="text">
      <style:text-properties fo:font-variant="normal" fo:text-transform="none" fo:color="#000000" loext:opacity="100%" style:font-name="Liberation Sans" fo:font-size="13pt" fo:letter-spacing="normal" fo:font-style="normal" fo:font-weight="normal" officeooo:rsid="00cf6486" style:font-size-asian="13pt" style:font-size-complex="13pt"/>
    </style:style>
    <style:style style:name="T75" style:family="text">
      <style:text-properties fo:font-variant="normal" fo:text-transform="none" fo:color="#000000" loext:opacity="100%" style:font-name="Liberation Sans" fo:font-size="13pt" fo:letter-spacing="normal" fo:font-style="normal" fo:font-weight="normal" officeooo:rsid="004d2e63" style:font-size-asian="13pt" style:font-size-complex="13pt"/>
    </style:style>
    <style:style style:name="T76" style:family="text">
      <style:text-properties fo:font-variant="normal" fo:text-transform="none" fo:color="#000000" loext:opacity="100%" style:font-name="Liberation Sans" fo:font-size="13pt" fo:letter-spacing="normal" fo:font-style="normal" fo:font-weight="normal" officeooo:rsid="006c20c5" style:font-size-asian="13pt" style:font-size-complex="13pt"/>
    </style:style>
    <style:style style:name="T77" style:family="text">
      <style:text-properties fo:font-variant="normal" fo:text-transform="none" fo:color="#000000" loext:opacity="100%" style:font-name="Liberation Sans" fo:font-size="9pt" fo:letter-spacing="normal" fo:font-style="normal" fo:font-weight="normal" officeooo:rsid="03b63348" style:font-size-asian="13pt" style:font-size-complex="13pt"/>
    </style:style>
    <style:style style:name="T78" style:family="text">
      <style:text-properties fo:font-variant="normal" fo:text-transform="none" fo:color="#000000" loext:opacity="100%" style:font-name="Liberation Sans" fo:font-size="9pt" fo:letter-spacing="normal" fo:font-style="italic" fo:font-weight="normal" officeooo:rsid="03b63348" style:font-size-asian="13pt" style:font-size-complex="13pt"/>
    </style:style>
    <style:style style:name="T79" style:family="text">
      <style:text-properties fo:font-variant="normal" fo:text-transform="none" fo:color="#000000" loext:opacity="100%" style:font-name="Liberation Mono" fo:font-size="11pt" fo:letter-spacing="normal" fo:font-style="normal" fo:font-weight="normal" officeooo:rsid="019446a6" style:font-name-asian="Liberation Mono" style:font-size-asian="9.60000038146973pt" style:font-name-complex="Liberation Mono" style:font-size-complex="11pt"/>
    </style:style>
    <style:style style:name="T80" style:family="text">
      <style:text-properties fo:font-variant="normal" fo:text-transform="none" fo:color="#000000" loext:opacity="100%" style:font-name="Liberation Mono" fo:font-size="11pt" fo:letter-spacing="normal" fo:font-style="normal" fo:font-weight="normal" officeooo:rsid="0196f4f8" style:font-name-asian="Liberation Mono" style:font-size-asian="9.60000038146973pt" style:font-name-complex="Liberation Mono" style:font-size-complex="11pt"/>
    </style:style>
    <style:style style:name="T81" style:family="text">
      <style:text-properties fo:font-variant="normal" fo:text-transform="none" fo:color="#000000" loext:opacity="100%" style:font-name="Liberation Mono" fo:font-size="11pt" fo:letter-spacing="normal" fo:font-style="normal" fo:font-weight="normal" officeooo:rsid="019e3745" style:font-name-asian="Liberation Mono" style:font-size-asian="9.60000038146973pt" style:font-name-complex="Liberation Mono" style:font-size-complex="11pt"/>
    </style:style>
    <style:style style:name="T82" style:family="text">
      <style:text-properties fo:font-variant="normal" fo:text-transform="none" fo:color="#000000" loext:opacity="100%" style:font-name="Liberation Mono" fo:font-size="11pt" fo:letter-spacing="normal" fo:font-style="normal" fo:font-weight="normal" officeooo:rsid="01bf1fe6" style:font-name-asian="Liberation Mono" style:font-size-asian="11pt" style:font-style-asian="italic" style:font-name-complex="Liberation Mono" style:font-size-complex="11pt" style:font-style-complex="italic"/>
    </style:style>
    <style:style style:name="T83" style:family="text">
      <style:text-properties fo:font-variant="normal" fo:text-transform="none" fo:color="#000000" loext:opacity="100%" style:font-name="Liberation Mono" fo:font-size="9pt" fo:letter-spacing="normal" fo:font-style="normal" fo:font-weight="normal" officeooo:rsid="019e3745" style:font-name-asian="Liberation Mono" style:font-size-asian="9pt" style:font-name-complex="Liberation Mono" style:font-size-complex="9pt"/>
    </style:style>
    <style:style style:name="T84" style:family="text">
      <style:text-properties fo:font-variant="normal" fo:text-transform="none" fo:color="#000000" loext:opacity="100%" style:font-name="Liberation Mono" fo:font-size="9pt" fo:letter-spacing="normal" fo:font-style="normal" fo:font-weight="normal" officeooo:rsid="00652ace" style:font-name-asian="Liberation Mono" style:font-size-asian="9pt" style:font-name-complex="Liberation Mono" style:font-size-complex="9pt"/>
    </style:style>
    <style:style style:name="T85" style:family="text">
      <style:text-properties fo:font-variant="normal" fo:text-transform="none" fo:color="#000000" loext:opacity="100%" style:font-name="Liberation Mono" fo:font-size="9pt" fo:letter-spacing="normal" fo:font-style="normal" fo:font-weight="normal" officeooo:rsid="0059e38d" style:font-name-asian="Liberation Mono" style:font-size-asian="9pt" style:font-name-complex="Liberation Mono" style:font-size-complex="9pt"/>
    </style:style>
    <style:style style:name="T86" style:family="text">
      <style:text-properties fo:font-variant="normal" fo:text-transform="none" fo:color="#000000" loext:opacity="100%" style:font-name="Liberation Mono" fo:font-size="9pt" fo:letter-spacing="normal" fo:font-style="normal" fo:font-weight="normal" officeooo:rsid="0066fcff" style:font-name-asian="Liberation Mono" style:font-size-asian="9pt" style:font-name-complex="Liberation Mono" style:font-size-complex="9pt"/>
    </style:style>
    <style:style style:name="T87" style:family="text">
      <style:text-properties fo:font-variant="normal" fo:text-transform="none" fo:color="#000000" loext:opacity="100%" style:font-name="Liberation Mono" fo:font-size="9pt" fo:letter-spacing="normal" fo:font-style="normal" fo:font-weight="bold" officeooo:rsid="0063206e" style:font-name-asian="Liberation Mono" style:font-size-asian="9pt" style:font-weight-asian="bold" style:font-name-complex="Liberation Mono" style:font-size-complex="9pt" style:font-weight-complex="bold"/>
    </style:style>
    <style:style style:name="T88" style:family="text">
      <style:text-properties fo:font-variant="normal" fo:text-transform="none" fo:color="#000000" loext:opacity="100%" style:font-name="Liberation Mono" fo:font-size="9pt" fo:letter-spacing="normal" fo:font-style="normal" fo:font-weight="bold" officeooo:rsid="0066fcff" style:font-name-asian="Liberation Mono" style:font-size-asian="9pt" style:font-weight-asian="bold" style:font-name-complex="Liberation Mono" style:font-size-complex="9pt" style:font-weight-complex="bold"/>
    </style:style>
    <style:style style:name="T89" style:family="text">
      <style:text-properties fo:font-variant="normal" fo:text-transform="none" fo:color="#000000" loext:opacity="100%" style:font-name="Utopia" fo:font-size="9pt" fo:letter-spacing="normal" fo:font-style="normal" fo:font-weight="normal" officeooo:rsid="03b63348" style:font-size-asian="13pt" style:font-size-complex="13pt"/>
    </style:style>
    <style:style style:name="T90" style:family="text">
      <style:text-properties fo:font-variant="normal" fo:text-transform="none" fo:color="#000000" loext:opacity="100%" style:font-name="Utopia" fo:font-size="9pt" fo:letter-spacing="normal" fo:font-style="italic" fo:font-weight="normal" officeooo:rsid="03b63348" style:font-size-asian="13pt" style:font-size-complex="13pt"/>
    </style:style>
    <style:style style:name="T91" style:family="text">
      <style:text-properties fo:font-variant="normal" fo:text-transform="none" fo:color="#808080" loext:opacity="100%" style:font-name="Liberation Mono" fo:font-size="11pt" fo:letter-spacing="normal" fo:font-style="normal" fo:font-weight="normal" officeooo:rsid="019e3745" style:font-name-asian="Liberation Mono" style:font-size-asian="9.60000038146973pt" style:font-name-complex="Liberation Mono" style:font-size-complex="11pt"/>
    </style:style>
    <style:style style:name="T92" style:family="text">
      <style:text-properties style:font-name="Liberation Sans" fo:font-size="11pt" style:font-size-asian="11pt" style:font-size-complex="11pt"/>
    </style:style>
    <style:style style:name="T93" style:family="text">
      <style:text-properties style:font-name="Liberation Sans" fo:font-size="11pt" officeooo:rsid="0061fd8e" style:font-name-asian="Liberation Mono" style:font-size-asian="11pt" style:font-name-complex="Liberation Mono" style:font-size-complex="11pt"/>
    </style:style>
    <style:style style:name="T94" style:family="text">
      <style:text-properties style:font-name="Liberation Sans" fo:font-size="11pt" officeooo:rsid="009b8b5f" style:font-name-asian="Liberation Mono" style:font-size-asian="11pt" style:font-name-complex="Liberation Mono" style:font-size-complex="11pt"/>
    </style:style>
    <style:style style:name="T95" style:family="text">
      <style:text-properties style:font-name="Liberation Sans" fo:font-size="11pt" officeooo:rsid="00a1c587" style:font-name-asian="Liberation Mono" style:font-size-asian="11pt" style:font-name-complex="Liberation Mono" style:font-size-complex="11pt"/>
    </style:style>
    <style:style style:name="T96" style:family="text">
      <style:text-properties officeooo:rsid="006167c5"/>
    </style:style>
    <style:style style:name="T97" style:family="text">
      <style:text-properties officeooo:rsid="00635a56"/>
    </style:style>
    <style:style style:name="T98" style:family="text">
      <style:text-properties officeooo:rsid="00f2fe74"/>
    </style:style>
    <style:style style:name="T99" style:family="text">
      <style:text-properties officeooo:rsid="00f2fe74" style:font-name-asian="Liberation Mono" style:font-name-complex="Liberation Mono"/>
    </style:style>
    <style:style style:name="T100" style:family="text">
      <style:text-properties officeooo:rsid="00f372c1" style:font-name-asian="Liberation Mono" style:font-name-complex="Liberation Mono"/>
    </style:style>
    <style:style style:name="T101" style:family="text">
      <style:text-properties officeooo:rsid="00652ace" style:font-name-asian="Liberation Mono" style:font-name-complex="Liberation Mono"/>
    </style:style>
    <style:style style:name="T102" style:family="text">
      <style:text-properties fo:font-weight="bold" officeooo:rsid="00635a56" style:font-name-asian="Liberation Mono" style:font-weight-asian="bold" style:font-name-complex="Liberation Mono" style:font-weight-complex="bold"/>
    </style:style>
    <style:style style:name="T103" style:family="text">
      <style:text-properties style:font-name="Liberation Mono" fo:font-size="11pt" officeooo:rsid="0061fd8e" style:font-name-asian="Liberation Mono" style:font-size-asian="11pt" style:font-name-complex="Liberation Mono" style:font-size-complex="11pt"/>
    </style:style>
    <style:style style:name="T104" style:family="text">
      <style:text-properties style:font-name="Liberation Mono" fo:font-size="9pt" style:font-size-asian="9pt" style:font-size-complex="9pt"/>
    </style:style>
    <style:style style:name="T105" style:family="text">
      <style:text-properties style:font-name="Liberation Mono" fo:font-size="9pt" fo:font-weight="bold" style:font-size-asian="9pt" style:font-weight-asian="bold" style:font-size-complex="9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ource_20_Text"><text:span text:style-name="T77">An </text:span></text:span><text:span text:style-name="Source_20_Text"><text:span text:style-name="T78">expression </text:span></text:span><text:span text:style-name="Source_20_Text"><text:span text:style-name="T77">is essentially a phrase representing a particular action in a program. All expressions consists of at least one operand and one or more operators. Before delving into a few examples illustrating the use of expressions, an introduction of operands and operators is in order. </text:span></text:span></text:p>
      <text:p text:style-name="P3"><text:span text:style-name="Source_20_Text"><text:span text:style-name="T77">An </text:span></text:span><text:span text:style-name="Source_20_Text"><text:span text:style-name="T78">operand </text:span></text:span><text:span text:style-name="Source_20_Text"><text:span text:style-name="T77">is one of the entities being manipulated in an expression. Valid operands can be of any data type discussed in Chapter 2, “Variables and Data Types.” You are probably already familiar with the manipulation and use of operands not only through everyday mathematical calculations, but also through prior programming experience. Some examples of operands follow: </text:span></text:span></text:p>
      <text:p text:style-name="P3"><text:span text:style-name="Source_20_Text"><text:span text:style-name="T77">An </text:span></text:span><text:span text:style-name="Source_20_Text"><text:span text:style-name="T78">operator </text:span></text:span><text:span text:style-name="Source_20_Text"><text:span text:style-name="T77">is a symbol that specifies a particular action in an expression. Many operators may be familiar to you. Regardless, it is important to remember that PHP’s automatic type conversion will convert types based on the type of operator placed between the two operands, which is not always the case in other program- ming languages. </text:span></text:span></text:p>
      <text:p text:style-name="P9">The precedence and associativity of operators are significant characteristics of a programming language (see “Operator Associativity,” later in this chapter, for details). Table 3-1 contains a complete listing of all operators, ordered from high- est to lowest precedence. Sections following the table discuss each of these topics in further detail. </text:p>
      <text:p text:style-name="P3"><text:span text:style-name="Source_20_Text"><text:span text:style-name="T90">Operator precedence </text:span></text:span><text:span text:style-name="Source_20_Text"><text:span text:style-name="T89">is a characteristic of operators that determines the order in which they will evaluate the operands surrounding them. PHP follows the stan- dard precedence rules used in elementary school math class. Let’s consider a few examples: </text:span></text:span></text:p>
      <text:p text:style-name="P3"><text:span text:style-name="Source_20_Text"><text:span text:style-name="T89">The </text:span></text:span><text:span text:style-name="Source_20_Text"><text:span text:style-name="T90">associativity </text:span></text:span><text:span text:style-name="Source_20_Text"><text:span text:style-name="T89">characteristic of an operator is a specification of how opera- tions of the same precedence (having the same precedence value as displayed in Table 3-1) are evaluated as they are executed. Associativity can be performed<text:line-break/>in two directions, left to right and right to left. Left-to-right associativity means that the various operations making up the expression are evaluated from left to right. Consider the following example: </text:span></text:span></text:p>
      <text:p text:style-name="P3"><text:span text:style-name="Source_20_Text"><text:span text:style-name="T73"/></text:span></text:p>
      <text:h text:style-name="P1" text:outline-level="2"><text:span text:style-name="Source_20_Text"><text:span text:style-name="T73"/></text:span></text:h>
      <text:h text:style-name="P1" text:outline-level="2"><text:bookmark-start text:name="__RefHeading___Toc44588_3615917770"/><text:span text:style-name="Source_20_Text"><text:span text:style-name="T73">6</text:span></text:span><text:span text:style-name="Source_20_Text"><text:span text:style-name="T74">.1 </text:span></text:span><text:span text:style-name="Source_20_Text"><text:span text:style-name="T75">Caracteres, </text:span></text:span><text:span text:style-name="Source_20_Text"><text:span text:style-name="T76">expresiones y declaraciones </text:span></text:span><text:span text:style-name="Source_20_Text"><text:span text:style-name="T75">de control</text:span></text:span><text:bookmark-end text:name="__RefHeading___Toc44588_3615917770"/></text:h>
      <text:p text:style-name="P3"><text:span text:style-name="Source_20_Text"><text:span text:style-name="T41">A</text:span></text:span><text:span text:style-name="Source_20_Text"><text:span text:style-name="T42"> pesar de su diversidad,</text:span></text:span><text:span text:style-name="Source_20_Text"><text:span text:style-name="T43"> las estructuras de control </text:span></text:span><text:span text:style-name="Source_20_Text"><text:span text:style-name="T44">se dividen en</text:span></text:span><text:span text:style-name="Source_20_Text"><text:span text:style-name="T43"> dos </text:span></text:span><text:span text:style-name="Source_20_Text"><text:span text:style-name="T44">secciones básicas</text:span></text:span><text:span text:style-name="Source_20_Text"><text:span text:style-name="T43">: 1) un encabezado </text:span></text:span><text:span text:style-name="Source_20_Text"><text:span text:style-name="T49">que define</text:span></text:span><text:span text:style-name="Source_20_Text"><text:span text:style-name="T43"> </text:span></text:span><text:span text:style-name="Source_20_Text"><text:span text:style-name="T48">las condiciones de ejecución de la estructura</text:span></text:span><text:span text:style-name="Source_20_Text"><text:span text:style-name="T43"> y 2) un cuerpo de instrucciones a ejecutar </text:span></text:span><text:span text:style-name="Source_20_Text"><text:span text:style-name="T46">de acuerdo con los parámetros fijados</text:span></text:span><text:span text:style-name="Source_20_Text"><text:span text:style-name="T43">. </text:span></text:span><text:span text:style-name="Source_20_Text"><text:span text:style-name="T46">A su vez, en estas secciones se distribuyen los componentes </text:span></text:span><text:span text:style-name="Source_20_Text"><text:span text:style-name="T48">básicos </text:span></text:span><text:span text:style-name="Source_20_Text"><text:span text:style-name="T46">que integran a </text:span></text:span><text:span text:style-name="Source_20_Text"><text:span text:style-name="T48">las </text:span></text:span><text:span text:style-name="Source_20_Text"><text:span text:style-name="T46">estructura</text:span></text:span><text:span text:style-name="Source_20_Text"><text:span text:style-name="T48">s</text:span></text:span><text:span text:style-name="Source_20_Text"><text:span text:style-name="T46"> de control: los caracteres, las expresiones y las declaraciones de control. A continuación se </text:span></text:span><text:span text:style-name="Source_20_Text"><text:span text:style-name="T50">explora</text:span></text:span><text:span text:style-name="Source_20_Text"><text:span text:style-name="T46"> en qué consiste cada uno de </text:span></text:span><text:span text:style-name="Source_20_Text"><text:span text:style-name="T47">estos componentes</text:span></text:span><text:span text:style-name="Source_20_Text"><text:span text:style-name="T46">.</text:span></text:span></text:p>
      <text:p text:style-name="P11"><text:span text:style-name="Source_20_Text"><text:span text:style-name="T72">Lo</text:span></text:span><text:span text:style-name="Source_20_Text"><text:span text:style-name="T71">s </text:span></text:span><text:span text:style-name="Source_20_Text"><text:span text:style-name="T92">caracteres de control </text:span></text:span><text:span text:style-name="Source_20_Text"><text:span text:style-name="T44">se refieren a los</text:span></text:span><text:span text:style-name="Source_20_Text"><text:span text:style-name="T45"> operadores especiales que </text:span></text:span><text:span text:style-name="Source_20_Text"><text:span text:style-name="T56">permiten controlar la ejecuci</text:span></text:span><text:span text:style-name="Source_20_Text"><text:span text:style-name="T5">ó</text:span></text:span><text:span text:style-name="Source_20_Text"><text:span text:style-name="T56">n consecutiva del c</text:span></text:span><text:span text:style-name="Source_20_Text"><text:span text:style-name="T5">ó</text:span></text:span><text:span text:style-name="Source_20_Text"><text:span text:style-name="T56">digo </text:span></text:span><text:span text:style-name="Source_20_Text"><text:span text:style-name="T57">a nivel de las expresiones o las l</text:span></text:span><text:span text:style-name="Source_20_Text"><text:span text:style-name="T6">í</text:span></text:span><text:span text:style-name="Source_20_Text"><text:span text:style-name="T57">neas </text:span></text:span><text:span text:style-name="Source_20_Text"><text:span text:style-name="T7">del programa</text:span></text:span><text:span text:style-name="Source_20_Text"><text:span text:style-name="T56">.</text:span></text:span><text:span text:style-name="Source_20_Text"><text:span text:style-name="T58"> </text:span></text:span><text:span text:style-name="Source_20_Text"><text:span text:style-name="T70">A su vez, una expresi</text:span></text:span><text:span text:style-name="Source_20_Text"><text:span text:style-name="T39">ó</text:span></text:span><text:span text:style-name="Source_20_Text"><text:span text:style-name="T70">n es esencialmente una frase que representa una acci</text:span></text:span><text:span text:style-name="Source_20_Text"><text:span text:style-name="T39">ó</text:span></text:span><text:span text:style-name="Source_20_Text"><text:span text:style-name="T70">n particular en un programa. Todas las expresiones consisten en operandos y operadores. Los operandos son las entidades sobre las cuales es ejercida una instrucci</text:span></text:span><text:span text:style-name="Source_20_Text"><text:span text:style-name="T39">ón mientras que un operador es</text:span></text:span><text:span text:style-name="Source_20_Text"><text:span text:style-name="T67">, simplemente, un s</text:span></text:span><text:span text:style-name="Source_20_Text"><text:span text:style-name="T36">í</text:span></text:span><text:span text:style-name="Source_20_Text"><text:span text:style-name="T67">mbolo que especifica una acci</text:span></text:span><text:span text:style-name="Source_20_Text"><text:span text:style-name="T36">ó</text:span></text:span><text:span text:style-name="Source_20_Text"><text:span text:style-name="T67">n particular a realizar por el programa, y, a menudo, el orden en el que las instrucciones deber</text:span></text:span><text:span text:style-name="Source_20_Text"><text:span text:style-name="T36">á</text:span></text:span><text:span text:style-name="Source_20_Text"><text:span text:style-name="T67">n realizarse. </text:span></text:span></text:p>
      <text:p text:style-name="P10"><text:span text:style-name="Source_20_Text"><text:span text:style-name="T67">Uno de los caracteres de control m</text:span></text:span><text:span text:style-name="Source_20_Text"><text:span text:style-name="T36">á</text:span></text:span><text:span text:style-name="Source_20_Text"><text:span text:style-name="T67">s importantes es el salto de l</text:span></text:span><text:span text:style-name="Source_20_Text"><text:span text:style-name="T36">í</text:span></text:span><text:span text:style-name="Source_20_Text"><text:span text:style-name="T67">nea,</text:span></text:span><text:span text:style-name="Source_20_Text"><text:span text:style-name="T56"> </text:span></text:span><text:span text:style-name="Source_20_Text"><text:span text:style-name="T59">el cual</text:span></text:span><text:span text:style-name="Source_20_Text"><text:span text:style-name="T56"> </text:span></text:span><text:span text:style-name="Source_20_Text"><text:span text:style-name="T60">se coloca al</text:span></text:span><text:span text:style-name="Source_20_Text"><text:span text:style-name="T56"> </text:span></text:span><text:span text:style-name="Source_20_Text"><text:span text:style-name="T60">finalizar</text:span></text:span><text:span text:style-name="Source_20_Text"><text:span text:style-name="T56"> una expresi</text:span></text:span><text:span text:style-name="Source_20_Text"><text:span text:style-name="T5">ó</text:span></text:span><text:span text:style-name="Source_20_Text"><text:span text:style-name="T56">n</text:span></text:span><text:span text:style-name="Source_20_Text"><text:span text:style-name="T60"> </text:span></text:span><text:span text:style-name="Source_20_Text"><text:span text:style-name="T59">e </text:span></text:span><text:span text:style-name="Source_20_Text"><text:span text:style-name="T61">indica que se deber</text:span></text:span><text:span text:style-name="Source_20_Text"><text:span text:style-name="T8">á</text:span></text:span><text:span text:style-name="Source_20_Text"><text:span text:style-name="T61"> pasar al siguiente grupo de expresiones</text:span></text:span><text:span text:style-name="Source_20_Text"><text:span text:style-name="T56">. </text:span></text:span><text:span text:style-name="Source_20_Text"><text:span text:style-name="T68">Otro</text:span></text:span><text:span text:style-name="Source_20_Text"><text:span text:style-name="T69">s</text:span></text:span><text:span text:style-name="Source_20_Text"><text:span text:style-name="T68"> caracteres de control igual de relevante</text:span></text:span><text:span text:style-name="Source_20_Text"><text:span text:style-name="T69">s</text:span></text:span><text:span text:style-name="Source_20_Text"><text:span text:style-name="T68"> son </text:span></text:span><text:span text:style-name="Source_20_Text"><text:span text:style-name="T1">los paréntesis de apertura ‘ ( ‘ y cierre </text:span></text:span><text:span text:style-name="Source_20_Text"><text:span text:style-name="T38">‘</text:span></text:span><text:span text:style-name="Source_20_Text"><text:span text:style-name="T1"> ) ‘, </text:span></text:span><text:span text:style-name="Source_20_Text"><text:span text:style-name="T37">utilizados para </text:span></text:span><text:span text:style-name="Source_20_Text"><text:span text:style-name="T1">delimitar </text:span></text:span><text:span text:style-name="Source_20_Text"><text:span text:style-name="T3">expresiones </text:span></text:span><text:span text:style-name="Source_20_Text"><text:span text:style-name="T38">de todo tipo</text:span></text:span><text:span text:style-name="Source_20_Text"><text:span text:style-name="T3"> y </text:span></text:span><text:span text:style-name="Source_20_Text"><text:span text:style-name="T38">señalar la precedencia de una instrucción sobre otra</text:span></text:span><text:span text:style-name="Source_20_Text"><text:span text:style-name="T1">. </text:span></text:span><text:span text:style-name="Source_20_Text"><text:span text:style-name="T56">En algunos lenguajes </text:span></text:span><text:span text:style-name="Source_20_Text"><text:span text:style-name="T62">de programaci</text:span></text:span><text:span text:style-name="Source_20_Text"><text:span text:style-name="T9">ó</text:span></text:span><text:span text:style-name="Source_20_Text"><text:span text:style-name="T62">n </text:span></text:span><text:span text:style-name="Source_20_Text"><text:span text:style-name="T60">el</text:span></text:span><text:span text:style-name="Source_20_Text"><text:span text:style-name="T56"> salto de l</text:span></text:span><text:span text:style-name="Source_20_Text"><text:span text:style-name="T5">í</text:span></text:span><text:span text:style-name="Source_20_Text"><text:span text:style-name="T56">nea no </text:span></text:span><text:span text:style-name="Source_20_Text"><text:span text:style-name="T60">es</text:span></text:span><text:span text:style-name="Source_20_Text"><text:span text:style-name="T56"> suficiente para indicar que </text:span></text:span><text:span text:style-name="Source_20_Text"><text:span text:style-name="T62">el control</text:span></text:span><text:span text:style-name="Source_20_Text"><text:span text:style-name="T56"> debe</text:span></text:span><text:span text:style-name="Source_20_Text"><text:span text:style-name="T70">r</text:span></text:span><text:span text:style-name="Source_20_Text"><text:span text:style-name="T39">á</text:span></text:span><text:span text:style-name="Source_20_Text"><text:span text:style-name="T56"> </text:span></text:span><text:span text:style-name="Source_20_Text"><text:span text:style-name="T63">pasar</text:span></text:span><text:span text:style-name="Source_20_Text"><text:span text:style-name="T56"> a </text:span></text:span><text:span text:style-name="Source_20_Text"><text:span text:style-name="T64">la siguiente instrucci</text:span></text:span><text:span text:style-name="Source_20_Text"><text:span text:style-name="T10">ó</text:span></text:span><text:span text:style-name="Source_20_Text"><text:span text:style-name="T64">n</text:span></text:span><text:span text:style-name="Source_20_Text"><text:span text:style-name="T56"> </text:span></text:span><text:span text:style-name="Source_20_Text"><text:span text:style-name="T65">por lo que</text:span></text:span><text:span text:style-name="Source_20_Text"><text:span text:style-name="T56"> es necesario, adem</text:span></text:span><text:span text:style-name="Source_20_Text"><text:span text:style-name="T5">á</text:span></text:span><text:span text:style-name="Source_20_Text"><text:span text:style-name="T56">s, </text:span></text:span><text:span text:style-name="Source_20_Text"><text:span text:style-name="T60">insertar</text:span></text:span><text:span text:style-name="Source_20_Text"><text:span text:style-name="T56"> un operador de </text:span></text:span><text:span text:style-name="Source_20_Text"><text:span text:style-name="T62">finalizaci</text:span></text:span><text:span text:style-name="Source_20_Text"><text:span text:style-name="T9">ó</text:span></text:span><text:span text:style-name="Source_20_Text"><text:span text:style-name="T62">n</text:span></text:span><text:span text:style-name="Source_20_Text"><text:span text:style-name="T56"> de instrucciones. </text:span></text:span></text:p>
      <text:p text:style-name="P3"><text:span text:style-name="Source_20_Text"><text:span text:style-name="T56">El operador de </text:span></text:span><text:span text:style-name="Source_20_Text"><text:span text:style-name="T66">finalizaci</text:span></text:span><text:span text:style-name="Source_20_Text"><text:span text:style-name="T11">ó</text:span></text:span><text:span text:style-name="Source_20_Text"><text:span text:style-name="T66">n</text:span></text:span><text:span text:style-name="Source_20_Text"><text:span text:style-name="T56"> de instrucciones suele ser el s</text:span></text:span><text:span text:style-name="Source_20_Text"><text:span text:style-name="T5">ímbolo de punto y coma ( </text:span></text:span><text:span text:style-name="Source_20_Text"><text:span text:style-name="T79">;</text:span></text:span><text:span text:style-name="Source_20_Text"><text:span text:style-name="T5"> ) </text:span></text:span><text:span text:style-name="Source_20_Text"><text:span text:style-name="T12">y deberá colocarse, en aquellos lenguajes que así lo requieran, inmediatamente después del final de una línea </text:span></text:span><text:soft-page-break/><text:span text:style-name="Source_20_Text"><text:span text:style-name="T12">de código </text:span></text:span><text:span text:style-name="Source_20_Text"><text:span text:style-name="T11">que contenga una expresión completa</text:span></text:span><text:span text:style-name="Source_20_Text"><text:span text:style-name="T12">. </text:span></text:span><text:span text:style-name="Source_20_Text"><text:span text:style-name="T13">E</text:span></text:span><text:span text:style-name="Source_20_Text"><text:span text:style-name="T14">n otros lenguajes,</text:span></text:span><text:span text:style-name="Source_20_Text"><text:span text:style-name="T15"> </text:span></text:span><text:span text:style-name="Source_20_Text"><text:span text:style-name="T13">l</text:span></text:span><text:span text:style-name="Source_20_Text"><text:span text:style-name="T16">a utilización de</text:span></text:span><text:span text:style-name="Source_20_Text"><text:span text:style-name="T14">l punto y coma ( </text:span></text:span><text:span text:style-name="Source_20_Text"><text:span text:style-name="T80">;</text:span></text:span><text:span text:style-name="Source_20_Text"><text:span text:style-name="T14"> ) no es obligatori</text:span></text:span><text:span text:style-name="Source_20_Text"><text:span text:style-name="T16">a</text:span></text:span><text:span text:style-name="Source_20_Text"><text:span text:style-name="T14"> para señalar el final de una línea de código, pero </text:span></text:span><text:span text:style-name="Source_20_Text"><text:span text:style-name="T13">incluso</text:span></text:span><text:span text:style-name="Source_20_Text"><text:span text:style-name="T14"> así </text:span></text:span><text:span text:style-name="Source_20_Text"><text:span text:style-name="T10">podrí</text:span></text:span><text:span text:style-name="Source_20_Text"><text:span text:style-name="T17">a</text:span></text:span><text:span text:style-name="Source_20_Text"><text:span text:style-name="T14"> ser utilizado para </text:span></text:span><text:span text:style-name="Source_20_Text"><text:span text:style-name="T18">separar instrucciones dentro </text:span></text:span><text:span text:style-name="Source_20_Text"><text:span text:style-name="T16">la</text:span></text:span><text:span text:style-name="Source_20_Text"><text:span text:style-name="T18"> misma línea. Esto tiene usos prácticos, </text:span></text:span><text:span text:style-name="Source_20_Text"><text:span text:style-name="T19">como</text:span></text:span><text:span text:style-name="Source_20_Text"><text:span text:style-name="T18"> agrupar instrucciones </text:span></text:span><text:span text:style-name="Source_20_Text"><text:span text:style-name="T19">de un mismo tipo </text:span></text:span><text:span text:style-name="Source_20_Text"><text:span text:style-name="T13">o mejorar la legibilidad del código</text:span></text:span><text:span text:style-name="Source_20_Text"><text:span text:style-name="T19">.</text:span></text:span></text:p>
      <text:p text:style-name="P8"><text:span text:style-name="Source_20_Text"><text:span text:style-name="T51">Así, l</text:span></text:span><text:span text:style-name="Source_20_Text"><text:span text:style-name="T52">a sintaxis </text:span></text:span><text:span text:style-name="Source_20_Text"><text:span text:style-name="T53">formal </text:span></text:span><text:span text:style-name="Source_20_Text"><text:span text:style-name="T51">que muestra el uso del separador de instrucciones es la siguiente:</text:span></text:span></text:p>
      <text:p text:style-name="P5"><text:span text:style-name="T96">&lt;</text:span><text:span text:style-name="T97">SEPARADOR_INSTRUCCIONES&gt; → </text:span><text:span text:style-name="T96">e</text:span><text:span text:style-name="T98">xpresi</text:span><text:span text:style-name="T99">ón</text:span><text:span text:style-name="T102">;</text:span> <text:span text:style-name="T98">expresi</text:span><text:span text:style-name="T99">ón</text:span><text:span text:style-name="T102">;</text:span><text:span text:style-name="T100"> expresión</text:span><text:span text:style-name="T102">;</text:span></text:p>
      <text:p text:style-name="P6"><text:span text:style-name="Source_20_Text"><text:span text:style-name="T103"/></text:span></text:p>
      <text:p text:style-name="P6"><text:span text:style-name="Source_20_Text"><text:span text:style-name="T93">Por su parte, l</text:span></text:span><text:span text:style-name="Source_20_Text"><text:span text:style-name="T94">a sintaxis </text:span></text:span><text:span text:style-name="Source_20_Text"><text:span text:style-name="T95">formal </text:span></text:span><text:span text:style-name="Source_20_Text"><text:span text:style-name="T93">que muestra el uso del operador de terminación de instrucciones es la siguiente:</text:span></text:span></text:p>
      <text:p text:style-name="P4"><text:span text:style-name="T100">&lt;</text:span><text:span text:style-name="T101">FINALIZADOR_INSTRUCCIONES&gt; →</text:span><text:span text:style-name="T100"><text:tab/></text:span><text:span text:style-name="T99">expresión</text:span><text:span text:style-name="T102">;</text:span></text:p>
      <text:p text:style-name="P4"><text:span text:style-name="T99"><text:tab/><text:tab/><text:tab/><text:tab/><text:tab/>expresión</text:span><text:span text:style-name="T102">;</text:span></text:p>
      <text:p text:style-name="P4"><text:span text:style-name="T100"><text:tab/><text:tab/><text:tab/><text:tab/><text:tab/>expresión</text:span><text:span text:style-name="T102">;</text:span></text:p>
      <text:p text:style-name="P7"><text:span text:style-name="Source_20_Text"><text:span text:style-name="T19"/></text:span></text:p>
      <text:p text:style-name="P3"><text:span text:style-name="Source_20_Text"><text:span text:style-name="T20">Además, e</text:span></text:span><text:span text:style-name="Source_20_Text"><text:span text:style-name="T21">n los lenguajes </text:span></text:span><text:span text:style-name="Source_20_Text"><text:span text:style-name="T22">basados en la programación estructurada</text:span></text:span><text:span text:style-name="Source_20_Text"><text:span text:style-name="T21"> también es posible agrupar una secuencia de </text:span></text:span><text:span text:style-name="Source_20_Text"><text:span text:style-name="T23">instrucciones</text:span></text:span><text:span text:style-name="Source_20_Text"><text:span text:style-name="T21"> en un sólo bloque de código o instrucción compuesta usando </text:span></text:span><text:span text:style-name="Source_20_Text"><text:span text:style-name="T24">declaraciones</text:span></text:span><text:span text:style-name="Source_20_Text"><text:span text:style-name="T21"> o símbolos especiales que funcionan como delimitadores. </text:span></text:span><text:span text:style-name="Source_20_Text"><text:span text:style-name="T25">De esta forma</text:span></text:span><text:span text:style-name="Source_20_Text"><text:span text:style-name="T26">, </text:span></text:span><text:span text:style-name="Source_20_Text"><text:span text:style-name="T27">la agrupación en</text:span></text:span><text:span text:style-name="Source_20_Text"><text:span text:style-name="T26"> bloque </text:span></text:span><text:span text:style-name="Source_20_Text"><text:span text:style-name="T27">de </text:span></text:span><text:span text:style-name="Source_20_Text"><text:span text:style-name="T25">un grupo de</text:span></text:span><text:span text:style-name="Source_20_Text"><text:span text:style-name="T27"> instrucciones </text:span></text:span><text:span text:style-name="Source_20_Text"><text:span text:style-name="T26">tendrá el mismo valor sintáctico que una sola expresión o instrucción del programa.</text:span></text:span><text:span text:style-name="Source_20_Text"><text:span text:style-name="T21"> </text:span></text:span><text:span text:style-name="Source_20_Text"><text:span text:style-name="T23">Por ejemplo, en </text:span></text:span><text:span text:style-name="Source_20_Text"><text:span text:style-name="T91">Algol</text:span></text:span><text:span text:style-name="Source_20_Text"><text:span text:style-name="T23"> estos delimitadores se identifican con las palabras inglesas correspondientes a </text:span></text:span><text:span text:style-name="Source_20_Text"><text:span text:style-name="T82">INICIO</text:span></text:span><text:span text:style-name="Source_20_Text"><text:span text:style-name="T23"> (</text:span></text:span><text:span text:style-name="Source_20_Text"><text:span text:style-name="T81">BEGIN</text:span></text:span><text:span text:style-name="Source_20_Text"><text:span text:style-name="T23">) y </text:span></text:span><text:span text:style-name="Source_20_Text"><text:span text:style-name="T82">FIN</text:span></text:span><text:span text:style-name="Source_20_Text"><text:span text:style-name="T23"> (</text:span></text:span><text:span text:style-name="Source_20_Text"><text:span text:style-name="T81">END</text:span></text:span><text:span text:style-name="Source_20_Text"><text:span text:style-name="T23">). </text:span></text:span></text:p>
      <text:p text:style-name="P8"><text:span text:style-name="Source_20_Text"><text:span text:style-name="T54">En este caso,</text:span></text:span><text:span text:style-name="Source_20_Text"><text:span text:style-name="T51"> l</text:span></text:span><text:span text:style-name="Source_20_Text"><text:span text:style-name="T52">a sintaxis </text:span></text:span><text:span text:style-name="Source_20_Text"><text:span text:style-name="T53">formal </text:span></text:span><text:span text:style-name="Source_20_Text"><text:span text:style-name="T51">que muestra el uso </text:span></text:span><text:span text:style-name="Source_20_Text"><text:span text:style-name="T55">del delimitador de bloques</text:span></text:span><text:span text:style-name="Source_20_Text"><text:span text:style-name="T51">:</text:span></text:span></text:p>
      <text:p text:style-name="P2"><text:span text:style-name="Source_20_Text"><text:span text:style-name="T83">&lt;</text:span></text:span><text:span text:style-name="Source_20_Text"><text:span text:style-name="T84">BLOQUE_INSTRUCCIONES&gt;</text:span></text:span><text:span text:style-name="Source_20_Text"><text:span text:style-name="T83"><text:tab/></text:span></text:span><text:span text:style-name="Source_20_Text"><text:span text:style-name="T87">INICIO</text:span></text:span></text:p>
      <text:p text:style-name="P2"><text:span text:style-name="Source_20_Text"><text:span text:style-name="T104"><text:tab/><text:tab/><text:tab/><text:tab/><text:tab/>expresión;</text:span></text:span></text:p>
      <text:p text:style-name="P2"><text:span text:style-name="Source_20_Text"><text:span text:style-name="T104"><text:tab/><text:tab/><text:tab/><text:tab/><text:tab/>expresión;</text:span></text:span></text:p>
      <text:p text:style-name="P2"><text:span text:style-name="Source_20_Text"><text:span text:style-name="T104"><text:tab/><text:tab/><text:tab/><text:tab/><text:tab/>expresión;</text:span></text:span></text:p>
      <text:p text:style-name="P2"><text:span text:style-name="Source_20_Text"><text:span text:style-name="T104"><text:tab/><text:tab/><text:tab/><text:tab/></text:span></text:span><text:span text:style-name="Source_20_Text"><text:span text:style-name="T105">FIN</text:span></text:span></text:p>
      <text:p text:style-name="P3"><text:span text:style-name="Source_20_Text"><text:span text:style-name="T23"/></text:span></text:p>
      <text:p text:style-name="P12"><text:span text:style-name="Source_20_Text"><text:span text:style-name="T23">En los lenguajes basados en </text:span></text:span><text:span text:style-name="Source_20_Text"><text:span text:style-name="T91">C</text:span></text:span><text:span text:style-name="Source_20_Text"><text:span text:style-name="T23">, los bloques de código se delimitan con las llaves de apertura y cierre ( </text:span></text:span><text:span text:style-name="Source_20_Text"><text:span text:style-name="T81">{</text:span></text:span><text:span text:style-name="Source_20_Text"><text:span text:style-name="T23"> , </text:span></text:span><text:span text:style-name="Source_20_Text"><text:span text:style-name="T81">}</text:span></text:span><text:span text:style-name="Source_20_Text"><text:span text:style-name="T23"> ). </text:span></text:span><text:span text:style-name="Source_20_Text"><text:span text:style-name="T26">Este tipo de estructura puede ser utilizada en cualquier contexto en </text:span></text:span><text:span text:style-name="Source_20_Text"><text:span text:style-name="T28">el</text:span></text:span><text:span text:style-name="Source_20_Text"><text:span text:style-name="T26"> que </text:span></text:span><text:span text:style-name="Source_20_Text"><text:span text:style-name="T29">el lenguaje espere una instrucción ú</text:span></text:span><text:span text:style-name="Source_20_Text"><text:span text:style-name="T40">nica</text:span></text:span><text:span text:style-name="Source_20_Text"><text:span text:style-name="T29">, lo que abre la posibilidad de ejecutar </text:span></text:span><text:span text:style-name="Source_20_Text"><text:span text:style-name="T30">varias</text:span></text:span><text:span text:style-name="Source_20_Text"><text:span text:style-name="T29"> instrucciones </text:span></text:span><text:span text:style-name="Source_20_Text"><text:span text:style-name="T28">dentro de</text:span></text:span><text:span text:style-name="Source_20_Text"><text:span text:style-name="T30"> expresiones que solo permit</text:span></text:span><text:span text:style-name="Source_20_Text"><text:span text:style-name="T28">a</text:span></text:span><text:span text:style-name="Source_20_Text"><text:span text:style-name="T30">n una sola expresión o línea de código. </text:span></text:span><text:span text:style-name="Source_20_Text"><text:span text:style-name="T31">L</text:span></text:span><text:span text:style-name="Source_20_Text"><text:span text:style-name="T30">a introducción de bloques de instrucciones </text:span></text:span><text:span text:style-name="Source_20_Text"><text:span text:style-name="T31">es especialmente importante porque posibilita </text:span></text:span><text:span text:style-name="Source_20_Text"><text:span text:style-name="T32">la formación de estructuras de control más complejas, al dotar</text:span></text:span><text:span text:style-name="Source_20_Text"><text:span text:style-name="T33">las</text:span></text:span><text:span text:style-name="Source_20_Text"><text:span text:style-name="T32"> de un cuerpo </text:span></text:span><text:span text:style-name="Source_20_Text"><text:span text:style-name="T33">de </text:span></text:span><text:span text:style-name="Source_20_Text"><text:span text:style-name="T34">varias</text:span></text:span><text:span text:style-name="Source_20_Text"><text:span text:style-name="T33"> instrucciones a ejecutar. </text:span></text:span></text:p>
      <text:p text:style-name="P12"><text:span text:style-name="Source_20_Text"><text:span text:style-name="T39">En particular</text:span></text:span><text:span text:style-name="Source_20_Text"><text:span text:style-name="T1">, los paréntesis de apertura y cierre, </text:span></text:span><text:span text:style-name="Source_20_Text"><text:span text:style-name="T39">además de su uso común para delimitar expresiones, tienen el uso particular de delimitar</text:span></text:span><text:span text:style-name="Source_20_Text"><text:span text:style-name="T1"> </text:span></text:span><text:span text:style-name="Source_20_Text"><text:span text:style-name="T3">las expresiones y condiciones de control que determinan el comportamiento básico del cuerpo de instrucciones de la estructura de control</text:span></text:span><text:span text:style-name="Source_20_Text"><text:span text:style-name="T1">.</text:span></text:span></text:p>
      <text:p text:style-name="P10"><text:span text:style-name="Source_20_Text"><text:span text:style-name="T35">Las expresiones de control </text:span></text:span></text:p>
      <text:p text:style-name="P3"><text:span text:style-name="Source_20_Text"><text:span text:style-name="T85">&lt;</text:span></text:span><text:span text:style-name="Source_20_Text"><text:span text:style-name="T86">DECLARACIÓN_CONTROL&gt; → </text:span></text:span><text:span text:style-name="Source_20_Text"><text:span text:style-name="T88">DECLARACIÓN</text:span></text:span><text:span text:style-name="Source_20_Text"><text:span text:style-name="T86">(expresión_control)</text:span></text:span></text:p>
      <text:p text:style-name="P3"><text:span text:style-name="Source_20_Text"><text:span text:style-name="T1">En suma, los operadores de </text:span></text:span><text:span text:style-name="Source_20_Text"><text:span text:style-name="T2">finalización</text:span></text:span><text:span text:style-name="Source_20_Text"><text:span text:style-name="T1"> de instrucciones, </text:span></text:span><text:span text:style-name="Source_20_Text"><text:span text:style-name="T3">así como</text:span></text:span><text:span text:style-name="Source_20_Text"><text:span text:style-name="T1"> los delimitadores de bloques y de expresiones, son los componentes básicos de una estructura de control. </text:span></text:span><text:span text:style-name="Source_20_Text"><text:span text:style-name="T4">Estos caracteres especiales</text:span></text:span><text:span text:style-name="Source_20_Text"><text:span text:style-name="T3"> permiten </text:span></text:span><text:span text:style-name="Source_20_Text"><text:span text:style-name="T4">conformar</text:span></text:span><text:span text:style-name="Source_20_Text"><text:span text:style-name="T3"> el encabezado con parámetros así como el </text:span></text:span><text:span text:style-name="Source_20_Text"><text:span text:style-name="T4">cuerpo</text:span></text:span><text:span text:style-name="Source_20_Text"><text:span text:style-name="T3"> de instrucciones a </text:span></text:span><text:span text:style-name="Source_20_Text"><text:span text:style-name="T4">ejecutar</text:span></text:span><text:span text:style-name="Source_20_Text"><text:span text:style-name="T3">. A continuación se analizan los tipos y subtipos específicos de estructuras de control y los problemas que están orientados a resolver.</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Utopia" svg:font-family="Utopi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08T14:37:14.097145754</meta:creation-date>
    <dc:date>2022-10-18T15:34:20.834187676</dc:date>
    <meta:editing-duration>PT36M48S</meta:editing-duration>
    <meta:editing-cycles>11</meta:editing-cycles>
    <meta:generator>LibreOffice/7.3.2.2$MacOSX_X86_64 LibreOffice_project/49f2b1bff42cfccbd8f788c8dc32c1c309559be0</meta:generator>
    <meta:document-statistic meta:table-count="0" meta:image-count="0" meta:object-count="0" meta:page-count="2" meta:paragraph-count="29" meta:word-count="1046" meta:character-count="6763" meta:non-whitespace-character-count="5706"/>
  </office:meta>
</office:document-meta>
</file>